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mainList.addDomainInternal( String dom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DomainList.containsDomain( String domai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omainList.configure( Configuration arg0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DomainList.removeDomainInternal(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omainList.getDomainLis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